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/>
    <style:font-face style:name="ＭＳ ゴシック" svg:font-family="'ＭＳ 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-asian="ＭＳ ゴシック" style:language-asian="ja" style:country-asian="JP"/>
    </style:style>
    <style:style style:name="P2" style:family="paragraph" style:parent-style-name="Standard" style:list-style-name="L2">
      <style:text-properties officeooo:paragraph-rsid="0008b852" style:font-name-asian="ＭＳ ゴシック" style:language-asian="ja" style:country-asian="JP"/>
    </style:style>
    <style:style style:name="P3" style:family="paragraph" style:parent-style-name="Standard">
      <style:text-properties officeooo:paragraph-rsid="0008b852" style:font-name-asian="ＭＳ ゴシック" style:language-asian="ja" style:country-asian="JP"/>
    </style:style>
    <style:style style:name="P4" style:family="paragraph" style:parent-style-name="Standard" style:list-style-name="L3">
      <style:text-properties officeooo:paragraph-rsid="0008b852" style:font-name-asian="ＭＳ ゴシック" style:language-asian="ja" style:country-asian="JP"/>
    </style:style>
    <style:style style:name="P5" style:family="paragraph" style:parent-style-name="Standard">
      <style:paragraph-properties fo:text-align="end" style:justify-single-word="false"/>
      <style:text-properties style:font-name-asian="ＭＳ ゴシック" style:language-asian="ja" style:country-asian="JP"/>
    </style:style>
    <style:style style:name="P6" style:family="paragraph" style:parent-style-name="Standard">
      <style:paragraph-properties fo:text-align="center" style:justify-single-word="false"/>
      <style:text-properties fo:font-size="12pt" style:font-name-asian="ＭＳ ゴシック" style:font-size-asian="12pt" style:language-asian="ja" style:country-asian="JP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議事録</text:p>
      <text:p text:style-name="P1"/>
      <text:p text:style-name="P5">作成日　平成２４年　９月２５日</text:p>
      <text:p text:style-name="P5">配布者　総務部</text:p>
      <text:p text:style-name="P1"/>
      <text:p text:style-name="P3">議　　題　○○○○○○○○○○○○○○○○○○○○○について</text:p>
      <text:p text:style-name="P1">開 催 日　平成２４年　９月２０日</text:p>
      <text:p text:style-name="P1">開催場所　合同庁舎３階会議室</text:p>
      <text:p text:style-name="P1">出 席 者　○○、△△、□□、☆☆</text:p>
      <text:p text:style-name="P1"/>
      <text:p text:style-name="P1">決定事項</text:p>
      <text:list xml:id="list29609983" text:style-name="L2">
        <text:list-item>
          <text:p text:style-name="P2">○○○○○○○○○○○○○○○○○○○○○</text:p>
        </text:list-item>
        <text:list-item>
          <text:p text:style-name="P2">○○○○○○○○○○○○○○○○○○○○○</text:p>
        </text:list-item>
        <text:list-item>
          <text:p text:style-name="P2">○○○○○○○○○○○○○○○○○○○○○</text:p>
        </text:list-item>
      </text:list>
      <text:p text:style-name="P3"/>
      <text:p text:style-name="P3">検討事項</text:p>
      <text:list xml:id="list29617588" text:continue-numbering="true" text:style-name="L2">
        <text:list-item>
          <text:p text:style-name="P2">○○○○○○○○○○○○○○○○○○○○○</text:p>
        </text:list-item>
        <text:list-item>
          <text:p text:style-name="P2">○○○○○○○○○○○○○○○○○○○○○</text:p>
        </text:list-item>
        <text:list-item>
          <text:p text:style-name="P2">○○○○○○○○○○○○○○○○○○○○○</text:p>
        </text:list-item>
      </text:list>
      <text:p text:style-name="P3"/>
      <text:p text:style-name="P3">議事録</text:p>
      <text:list xml:id="list29615967" text:style-name="L3">
        <text:list-item>
          <text:p text:style-name="P4">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<text:line-break/></text:p>
        </text:list-item>
        <text:list-item>
          <text:p text:style-name="P4">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<text:line-break/></text:p>
        </text:list-item>
        <text:list-item>
          <text:p text:style-name="P4">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○<text:line-break/></text:p>
        </text:list-item>
      </text:list>
      <text:p text:style-name="P3">以上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メイリオ" svg:font-family="メイリオ"/>
    <style:font-face style:name="ＭＳ ゴシック" svg:font-family="'ＭＳ 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メイリオ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メイリオ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asian="メイリオ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メイリオ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メイリオ"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09:44:29.74</meta:creation-date>
    <dc:date>2012-09-13T09:49:48.27</dc:date>
    <meta:editing-duration>P0D</meta:editing-duration>
    <meta:editing-cycles>1</meta:editing-cycles>
    <meta:document-statistic meta:table-count="0" meta:image-count="0" meta:object-count="0" meta:page-count="1" meta:paragraph-count="20" meta:word-count="97" meta:character-count="1308" meta:non-whitespace-character-count="1291"/>
    <meta:generator>LibreOffice/3.6$Windows_x86 LibreOffice_project/e29a214-2bbed72-0621de6-a97528c-8f066d</meta:generator>
  </office:meta>
</office:document-meta>
</file>